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8ce3"/>
    </style:style>
    <style:style style:name="P2" style:family="paragraph" style:parent-style-name="Standard">
      <style:text-properties officeooo:rsid="00078ce3" officeooo:paragraph-rsid="00078ce3"/>
    </style:style>
    <style:style style:name="P3" style:family="paragraph" style:parent-style-name="Standard">
      <style:text-properties officeooo:rsid="0008b2d4" officeooo:paragraph-rsid="0008b2d4"/>
    </style:style>
    <style:style style:name="P4" style:family="paragraph" style:parent-style-name="Standard">
      <style:text-properties officeooo:rsid="00094ad1" officeooo:paragraph-rsid="00094ad1"/>
    </style:style>
    <style:style style:name="P5" style:family="paragraph" style:parent-style-name="Standard">
      <style:text-properties officeooo:rsid="00094ad1" officeooo:paragraph-rsid="0008b2d4"/>
    </style:style>
    <style:style style:name="P6" style:family="paragraph" style:parent-style-name="Standard">
      <style:text-properties officeooo:paragraph-rsid="00096e0e"/>
    </style:style>
    <style:style style:name="P7" style:family="paragraph" style:parent-style-name="Standard">
      <style:text-properties officeooo:rsid="0009a902" officeooo:paragraph-rsid="0009a902"/>
    </style:style>
    <style:style style:name="P8" style:family="paragraph" style:parent-style-name="Standard">
      <style:text-properties officeooo:paragraph-rsid="0009a902"/>
    </style:style>
    <style:style style:name="P9" style:family="paragraph" style:parent-style-name="Standard">
      <style:text-properties officeooo:rsid="000b904a" officeooo:paragraph-rsid="000b904a"/>
    </style:style>
    <style:style style:name="P10" style:family="paragraph" style:parent-style-name="Standard">
      <style:text-properties officeooo:rsid="000c7dec" officeooo:paragraph-rsid="000c7dec"/>
    </style:style>
    <style:style style:name="P11" style:family="paragraph" style:parent-style-name="Standard">
      <style:text-properties officeooo:rsid="000e3444" officeooo:paragraph-rsid="000e3444"/>
    </style:style>
    <style:style style:name="P12" style:family="paragraph" style:parent-style-name="Standard">
      <style:text-properties officeooo:paragraph-rsid="0009a902"/>
    </style:style>
    <style:style style:name="P13" style:family="paragraph" style:parent-style-name="Standard">
      <style:text-properties officeooo:rsid="000e3444" officeooo:paragraph-rsid="000e3444"/>
    </style:style>
    <style:style style:name="P14" style:family="paragraph" style:parent-style-name="Standard">
      <style:text-properties officeooo:rsid="00172579" officeooo:paragraph-rsid="00172579"/>
    </style:style>
    <style:style style:name="T1" style:family="text">
      <style:text-properties officeooo:rsid="00094ad1"/>
    </style:style>
    <style:style style:name="T2" style:family="text">
      <style:text-properties officeooo:rsid="00096e0e"/>
    </style:style>
    <style:style style:name="T3" style:family="text">
      <style:text-properties fo:font-variant="normal" fo:text-transform="none" fo:color="#363636" loext:opacity="100%" style:font-name="Open Sans" fo:font-size="13.5pt" fo:letter-spacing="normal" fo:font-style="normal" fo:font-weight="bold"/>
    </style:style>
    <style:style style:name="T4" style:family="text">
      <style:text-properties fo:font-variant="normal" fo:text-transform="none" fo:color="#363636" loext:opacity="100%" style:font-name="Open Sans" fo:font-size="13.5pt" fo:letter-spacing="normal" fo:font-style="normal" fo:font-weight="normal" officeooo:rsid="0009a902" style:font-weight-asian="normal" style:font-weight-complex="normal"/>
    </style:style>
    <style:style style:name="T5" style:family="text">
      <style:text-properties officeooo:rsid="0009a902"/>
    </style:style>
    <style:style style:name="T6" style:family="text">
      <style:text-properties officeooo:rsid="0016a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óstoles:</text:p>
      <text:p text:style-name="P2">1- 550€/mes</text:p>
      <text:p text:style-name="P2">40m^2</text:p>
      <text:p text:style-name="P1"/>
      <text:p text:style-name="Standard"><text:a xlink:type="simple" xlink:href="https://www.yaencontre.com/alquiler/piso/inmueble-37812-M738-A" text:style-name="Internet_20_link" text:visited-style-name="Visited_20_Internet_20_Link">https://www.yaencontre.com/alquiler/piso/inmueble-37812-M738-A</text:a></text:p>
      <text:p text:style-name="Standard"/>
      <text:p text:style-name="Standard"/>
      <text:p text:style-name="Standard"/>
      <text:p text:style-name="P2">¿Amueblado?, 450€/mes. Reyes católicos→ <text:a xlink:type="simple" xlink:href="https://www.fotocasa.es/es/alquiler/vivienda/parla/aire-acondicionado-calefaccion/160351367/d" text:style-name="Internet_20_link" text:visited-style-name="Visited_20_Internet_20_Link">https://www.fotocasa.es/es/alquiler/vivienda/parla/aire-acondicionado-calefaccion/160351367/d</text:a></text:p>
      <text:p text:style-name="P2"/>
      <text:p text:style-name="P3">550€/mes. Recien amueblado. Móstoles centro → <text:a xlink:type="simple" xlink:href="https://www.fotocasa.es/es/alquiler/vivienda/mostoles/villafontana---estoril-i/160577786/d" text:style-name="Internet_20_link" text:visited-style-name="Visited_20_Internet_20_Link">https://www.fotocasa.es/es/alquiler/vivienda/mostoles/villafontana---estoril-i/160577786/d</text:a></text:p>
      <text:p text:style-name="P3"/>
      <text:p text:style-name="P3"/>
      <text:p text:style-name="P3">Almendrales. 420€/mes. <text:a xlink:type="simple" xlink:href="https://www.fotocasa.es/es/alquiler/vivienda/madrid-capital/aire-acondicionado-parking-ascensor-amueblado/160501642/d" text:style-name="Internet_20_link" text:visited-style-name="Visited_20_Internet_20_Link">https://www.fotocasa.es/es/alquiler/vivienda/madrid-capital/aire-acondicionado-parking-ascensor-amueblado/160501642/d</text:a></text:p>
      <text:p text:style-name="P5"/>
      <text:p text:style-name="P4"/>
      <text:p text:style-name="P6"><text:span text:style-name="T1"><text:s/></text:span><text:span text:style-name="T2">MUY BUENO. 10 minutos universidad 450€/mes. </text:span><text:span text:style-name="T3">912 173 193</text:span><text:span text:style-name="T1"> <text:s text:c="2"/></text:span><text:a xlink:type="simple" xlink:href="https://www.fotocasa.es/es/alquiler/vivienda/madrid-capital/bellas-vistas/160473066/d" text:style-name="Internet_20_link" text:visited-style-name="Visited_20_Internet_20_Link"><text:span text:style-name="T1">https://www.fotocasa.es/es/alquiler/vivienda/madrid-capital/bellas-vistas/160473066/d</text:span></text:a></text:p>
      <text:p text:style-name="P4"/>
      <text:p text:style-name="P8"><text:span text:style-name="T5">MUY BUENO . 10 minutos </text:span><text:span text:style-name="T3">912 173 193 </text:span><text:span text:style-name="T4">400€/mes</text:span></text:p>
      <text:p text:style-name="P8"><text:span text:style-name="T5"><text:s/></text:span><text:a xlink:type="simple" xlink:href="https://www.fotocasa.es/es/alquiler/vivienda/madrid-capital/amueblado/160190850/d" text:style-name="Internet_20_link" text:visited-style-name="Visited_20_Internet_20_Link"><text:span text:style-name="T5">https://www.fotocasa.es/es/alquiler/vivienda/madrid-capital/amueblado/160190850/d</text:span></text:a></text:p>
      <text:p text:style-name="P7"/>
      <text:p text:style-name="P9">Muy bueno. Ppio 430€/mes</text:p>
      <text:p text:style-name="P9"><text:a xlink:type="simple" xlink:href="https://www.fotocasa.es/es/alquiler/vivienda/madrid-capital/palacio/160654301/d" text:style-name="Internet_20_link" text:visited-style-name="Visited_20_Internet_20_Link">https://www.fotocasa.es/es/alquiler/vivienda/madrid-capital/palacio/160654301/d</text:a></text:p>
      <text:p text:style-name="P9"/>
      <text:p text:style-name="P10">Puerta del angel 495 €/mes Madrid </text:p>
      <text:p text:style-name="P10">https://www.fotocasa.es/es/alquiler/vivienda/madrid-capital/aire-acondicionado-calefaccion-amueblado/160667462/d</text:p>
      <text:p text:style-name="Standard"/>
      <text:p text:style-name="Standard"/>
      <text:p text:style-name="P11">Cuatro Caminos. 490€/mes. No tiene cama?</text:p>
      <text:p text:style-name="P11"><text:a xlink:type="simple" xlink:href="https://www.idealista.com/inmueble/94614570/foto/5/" text:style-name="Internet_20_link" text:visited-style-name="Visited_20_Internet_20_Link">https://www.idealista.com/inmueble/94614570/foto/5/</text:a></text:p>
      <text:p text:style-name="P11"/>
      <text:p text:style-name="P11"/>
      <text:p text:style-name="P11"/>
      <text:p text:style-name="P11"/>
      <text:p text:style-name="P11">inmueble/94917806/</text:p>
      <text:p text:style-name="P11"/>
      <text:p text:style-name="P11"><text:a xlink:type="simple" xlink:href="https://www.idealista.com/inmueble/91556920/" text:style-name="Internet_20_link" text:visited-style-name="Visited_20_Internet_20_Link">https://www.idealista.com/inmueble/91556920/</text:a> <text:tab/><text:span text:style-name="T6">GRAN VIA 450€/MES</text:span></text:p>
      <text:p text:style-name="P14"/>
      <text:p text:style-name="P14"><text:a xlink:type="simple" xlink:href="https://www.pisos.com/alquilar/estudio-valdeacederas28029-16699635493_516598/" text:style-name="Internet_20_link" text:visited-style-name="Visited_20_Internet_20_Link">https://www.pisos.com/alquilar/estudio-valdeacederas28029-16699635493_516598/</text:a> <text:s/>tetuan 84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0T18:43:48.690859960</meta:creation-date>
    <meta:generator>LibreOffice/7.0.4.2$Linux_X86_64 LibreOffice_project/00$Build-2</meta:generator>
    <dc:date>2021-08-06T21:23:34.825118527</dc:date>
    <meta:editing-duration>PT3H7M11S</meta:editing-duration>
    <meta:editing-cycles>5</meta:editing-cycles>
    <meta:document-statistic meta:table-count="0" meta:image-count="0" meta:object-count="0" meta:page-count="1" meta:paragraph-count="19" meta:word-count="68" meta:character-count="1275" meta:non-whitespace-character-count="1220"/>
  </office:meta>
</office:document-meta>
</file>